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oe Bloggs</dc:creator>
            <dc:date>2010-06-23T12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ple Style Changes</text:h>
      <text:p text:style-name="Text_20_body">In this example, the style of the following paragraph will be changed in each version. All of the styles were already defined.</text:p>
      <text:p ac:change001="ct1,modify,text:style-name,Text_20_body" ac:change002="ct2,modify,text:style-name,MyParaStyle" text:style-name="MyOtherParaStyle">This paragraph will have its style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yParaStyle" style:family="paragraph" style:parent-style-name="Text_20_body">
      <style:text-properties fo:font-weight="bold"/>
    </style:style>
    <style:style style:name="MyOtherParaStyle" style:family="paragraph" style:parent-style-name="Text_20_body">
      <style:text-properties fo:font-style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13:17:00</meta:creation-date>
    <dc:date>2010-06-25T13:19:42</dc:date>
    <dc:creator>Tristan Mitchell</dc:creator>
    <meta:editing-duration>PT00H02M23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32" meta:character-count="191"/>
  </office:meta>
</office:document-meta>
</file>